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3000000C2B2C036AC9CE04491.png" manifest:media-type="image/png"/>
  <manifest:file-entry manifest:full-path="Pictures/1000020100000384000000AEA5C703388312CB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width="17cm" svg:height="3.286cm" draw:z-index="0"><draw:image xlink:href="Pictures/1000020100000384000000AEA5C703388312CB70.png" xlink:type="simple" xlink:show="embed" xlink:actuate="onLoad" loext:mime-type="image/png"/></draw:frame><text:line-break/></text:p>
      <text:p text:style-name="Standard"><draw:frame draw:style-name="fr1" draw:name="Image2" text:anchor-type="as-char" svg:width="6.853cm" svg:height="5.133cm" draw:z-index="1"><draw:image xlink:href="Pictures/1000020100000103000000C2B2C036AC9CE04491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22:24:51.242677509</meta:creation-date>
    <dc:date>2022-09-07T22:59:00.842596564</dc:date>
    <meta:editing-duration>PT3M59S</meta:editing-duration>
    <meta:editing-cycles>1</meta:editing-cycles>
    <meta:document-statistic meta:table-count="0" meta:image-count="2" meta:object-count="0" meta:page-count="1" meta:paragraph-count="2" meta:word-count="0" meta:character-count="1" meta:non-whitespace-character-count="0"/>
    <meta:generator>LibreOffice/6.4.7.2$Linux_X86_64 LibreOffice_project/40$Build-2</meta:generator>
  </office:meta>
</office:document-meta>
</file>